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117.01pt"/>
    </style:style>
    <style:style style:name="co8" style:family="table-column">
      <style:table-column-properties fo:break-before="auto" style:column-width="39.71pt"/>
    </style:style>
    <style:style style:name="co9" style:family="table-column">
      <style:table-column-properties fo:break-before="auto" style:column-width="52.44pt"/>
    </style:style>
    <style:style style:name="co10" style:family="table-column">
      <style:table-column-properties fo:break-before="auto" style:column-width="44.56pt"/>
    </style:style>
    <style:style style:name="co11" style:family="table-column">
      <style:table-column-properties fo:break-before="auto" style:column-width="43.74pt"/>
    </style:style>
    <style:style style:name="co12" style:family="table-column">
      <style:table-column-properties fo:break-before="auto" style:column-width="464.2pt"/>
    </style:style>
    <style:style style:name="co13" style:family="table-column">
      <style:table-column-properties fo:break-before="auto" style:column-width="73.11pt"/>
    </style:style>
    <style:style style:name="co14" style:family="table-column">
      <style:table-column-properties fo:break-before="auto" style:column-width="157.55pt"/>
    </style:style>
    <style:style style:name="co15" style:family="table-column">
      <style:table-column-properties fo:break-before="auto" style:column-width="147.86pt"/>
    </style:style>
    <style:style style:name="co16" style:family="table-column">
      <style:table-column-properties fo:break-before="auto" style:column-width="128.21pt"/>
    </style:style>
    <style:style style:name="co17" style:family="table-column">
      <style:table-column-properties fo:break-before="auto" style:column-width="82.86pt"/>
    </style:style>
    <style:style style:name="co18" style:family="table-column">
      <style:table-column-properties fo:break-before="auto" style:column-width="47.11pt"/>
    </style:style>
    <style:style style:name="co19" style:family="table-column">
      <style:table-column-properties fo:break-before="auto" style:column-width="441.21pt"/>
    </style:style>
    <style:style style:name="co20" style:family="table-column">
      <style:table-column-properties fo:break-before="auto" style:column-width="70.64pt"/>
    </style:style>
    <style:style style:name="co21" style:family="table-column">
      <style:table-column-properties fo:break-before="auto" style:column-width="155.91pt"/>
    </style:style>
    <style:style style:name="co22" style:family="table-column">
      <style:table-column-properties fo:break-before="auto" style:column-width="120.05pt"/>
    </style:style>
    <style:style style:name="co23" style:family="table-column">
      <style:table-column-properties fo:break-before="auto" style:column-width="135.89pt"/>
    </style:style>
    <style:style style:name="co24" style:family="table-column">
      <style:table-column-properties fo:break-before="auto" style:column-width="119.45pt"/>
    </style:style>
    <style:style style:name="co25" style:family="table-column">
      <style:table-column-properties fo:break-before="auto" style:column-width="367.51pt"/>
    </style:style>
    <style:style style:name="co26" style:family="table-column">
      <style:table-column-properties fo:break-before="auto" style:column-width="73.9pt"/>
    </style:style>
    <style:style style:name="co27" style:family="table-column">
      <style:table-column-properties fo:break-before="auto" style:column-width="154.26pt"/>
    </style:style>
    <style:style style:name="co28" style:family="table-column">
      <style:table-column-properties fo:break-before="auto" style:column-width="125.89pt"/>
    </style:style>
    <style:style style:name="co29" style:family="table-column">
      <style:table-column-properties fo:break-before="auto" style:column-width="163.39pt"/>
    </style:style>
    <style:style style:name="co30" style:family="table-column">
      <style:table-column-properties fo:break-before="auto" style:column-width="170.11pt"/>
    </style:style>
    <style:style style:name="co31" style:family="table-column">
      <style:table-column-properties fo:break-before="auto" style:column-width="172.6pt"/>
    </style:style>
    <style:style style:name="ro1" style:family="table-row">
      <style:table-row-properties style:row-height="17.35pt" fo:break-before="auto" style:use-optimal-row-height="true"/>
    </style:style>
    <style:style style:name="ro2" style:family="table-row">
      <style:table-row-properties style:row-height="18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7.61pt" fo:break-before="auto" style:use-optimal-row-height="false"/>
    </style:style>
    <style:style style:name="ro6" style:family="table-row">
      <style:table-row-properties style:row-height="37.11pt" fo:break-before="auto" style:use-optimal-row-height="true"/>
    </style:style>
    <style:style style:name="ro7" style:family="table-row">
      <style:table-row-properties style:row-height="25.26pt" fo:break-before="auto" style:use-optimal-row-height="true"/>
    </style:style>
    <style:style style:name="ro8" style:family="table-row">
      <style:table-row-properties style:row-height="23.84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48.9pt" fo:break-before="auto" style:use-optimal-row-height="true"/>
    </style:style>
    <style:style style:name="ro11" style:family="table-row">
      <style:table-row-properties style:row-height="96.29pt" fo:break-before="auto" style:use-optimal-row-height="true"/>
    </style:style>
    <style:style style:name="ro12" style:family="table-row">
      <style:table-row-properties style:row-height="72.6pt" fo:break-before="auto" style:use-optimal-row-height="true"/>
    </style:style>
    <style:style style:name="ro13" style:family="table-row">
      <style:table-row-properties style:row-height="60.75pt" fo:break-before="auto" style:use-optimal-row-height="true"/>
    </style:style>
    <style:style style:name="ro14" style:family="table-row">
      <style:table-row-properties style:row-height="84.44pt" fo:break-before="auto" style:use-optimal-row-height="true"/>
    </style:style>
    <style:style style:name="ro15" style:family="table-row">
      <style:table-row-properties style:row-height="35.04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pt"/>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pt"/>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pt"/>
    </style:style>
    <style:style style:name="ce42" style:family="table-cell" style:parent-style-name="Default" style:data-style-name="N0">
      <style:table-cell-properties style:text-align-source="fix" style:repeat-content="false" style:vertical-align="middle"/>
      <style:paragraph-properties fo:text-align="center" fo:margin-left="0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pt"/>
      <style:text-properties fo:color="#000000"/>
    </style:style>
    <style:style style:name="ce47" style:family="table-cell" style:parent-style-name="Default">
      <style:table-cell-properties style:text-align-source="fix" style:repeat-content="false" style:vertical-align="middle"/>
      <style:paragraph-properties fo:text-align="center" fo:margin-left="0pt"/>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style:style>
    <style:style style:name="ce49" style:family="table-cell" style:parent-style-name="Default">
      <style:table-cell-properties style:vertical-align="middle"/>
    </style:style>
    <style:style style:name="ce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fo:hyphenate="true"/>
    </style:style>
    <style:style style:name="ce16" style:family="table-cell" style:parent-style-name="Default" style:data-style-name="N0">
      <style:table-cell-properties fo:border="0.06pt solid #000000"/>
    </style:style>
    <style:style style:name="ce15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17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90"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1"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2"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3"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4"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5"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6"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7"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8"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9"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20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3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3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7"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8"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9"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0"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7"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48"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49"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0"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1"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2"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3"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4"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5"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6"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7"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8"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59" style:family="table-cell" style:parent-style-name="Default" style:data-style-name="N0">
      <style:table-cell-properties fo:wrap-option="wrap" fo:border="0.06pt solid #000000"/>
      <style:map style:condition="cell-content()=&quot;Valid&quot;" style:apply-style-name="Sin_20_título1" style:base-cell-address="Cryptography_at_Rest.G2"/>
      <style:map style:condition="cell-content()=&quot;Non-valid&quot;" style:apply-style-name="Sin_20_título2" style:base-cell-address="Cryptography_at_Rest.G2"/>
      <style:map style:condition="cell-content()=&quot;Not Applicable&quot;" style:apply-style-name="Sin_20_título3" style:base-cell-address="Cryptography_at_Rest.G2"/>
    </style:style>
    <style:style style:name="ce26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8"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9"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7"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78"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79"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0"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1"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2"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3"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4" style:family="table-cell" style:parent-style-name="Default" style:data-style-name="N0">
      <style:table-cell-properties fo:wrap-option="wrap" fo:border="0.06pt solid #000000"/>
      <style:map style:condition="cell-content()=&quot;Valid&quot;" style:apply-style-name="Sin_20_título1" style:base-cell-address="Data_Protection.G2"/>
      <style:map style:condition="cell-content()=&quot;Non-valid&quot;" style:apply-style-name="Sin_20_título2" style:base-cell-address="Data_Protection.G2"/>
      <style:map style:condition="cell-content()=&quot;Not Applicable&quot;" style:apply-style-name="Sin_20_título3" style:base-cell-address="Data_Protection.G2"/>
    </style:style>
    <style:style style:name="ce28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6"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7"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8"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9"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0"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1"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2"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5"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6"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7"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8"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299"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0"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1"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2" style:family="table-cell" style:parent-style-name="Default" style:data-style-name="N0">
      <style:table-cell-properties fo:wrap-option="wrap" fo:border="0.06pt solid #000000"/>
      <style:map style:condition="cell-content()=&quot;Valid&quot;" style:apply-style-name="Sin_20_título1" style:base-cell-address="Malicious_code.G2"/>
      <style:map style:condition="cell-content()=&quot;Non-valid&quot;" style:apply-style-name="Sin_20_título2" style:base-cell-address="Malicious_code.G2"/>
      <style:map style:condition="cell-content()=&quot;Not Applicable&quot;" style:apply-style-name="Sin_20_título3" style:base-cell-address="Malicious_code.G2"/>
    </style:style>
    <style:style style:name="ce30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8"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9"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0"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1"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2"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1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3"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4"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5"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6"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33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14:.G58];&quot;&lt;&gt;Not Applicable&quot;)" office:value-type="float" office:value="45" calcext:value-type="float">
            <text:p>45</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74" calcext:value-type="float">
            <text:p>274</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79pt" table:end-y="12.25pt" draw:z-index="0" draw:name="Chart 2" draw:style-name="gr1" svg:width="816.72pt" svg:height="443.59pt" svg:x="0.82pt" svg:y="2.18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4">
          <table:table-cell table:number-columns-repeated="1024"/>
        </table:table-row>
        <table:table-row table:style-name="ro4">
          <table:table-cell table:number-columns-repeated="1024"/>
        </table:table-row>
      </table:table>
      <table:table table:name="Architecture" table:style-name="ta2">
        <office:forms form:automatic-focus="false" form:apply-design-mode="false"/>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6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64"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6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66"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67"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68"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6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7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7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72"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7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74"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7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7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79"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80"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81"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8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8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84"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85"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8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87"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89"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9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92" table:content-validation-name="val1"/>
          <table:table-cell table:style-name="ce17" table:number-columns-repeated="3"/>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93"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94"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95"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9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97"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98"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99"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00" table:content-validation-name="val1"/>
          <table:table-cell table:style-name="ce17" table:number-columns-repeated="3"/>
          <table:table-cell table:number-columns-repeated="1014"/>
        </table:table-row>
        <table:table-row table:style-name="ro7">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1"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2"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03"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4" table:content-validation-name="val1"/>
          <table:table-cell table:style-name="ce17" table:number-columns-repeated="3"/>
          <table:table-cell table:number-columns-repeated="1014"/>
        </table:table-row>
        <table:table-row table:style-name="ro4" table:number-rows-repeated="252">
          <table:table-cell table:number-columns-repeated="3"/>
          <table:table-cell table:style-name="ce47" table:number-columns-repeated="2"/>
          <table:table-cell table:style-name="ce49"/>
          <table:table-cell table:number-columns-repeated="1018"/>
        </table:table-row>
        <table:table-row table:style-name="ro4" table:number-rows-repeated="12">
          <table:table-cell table:number-columns-repeated="4"/>
          <table:table-cell table:style-name="ce47"/>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rchitecture.G2:Architecture.G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Architecture.G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Architecture.G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5:Architecture.G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6:Architecture.G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7:Architecture.G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8:Architecture.G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9:Architecture.G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0:Architecture.G1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1:Architecture.G1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2:Architecture.G1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3:Architecture.G1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4:Architecture.G1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5:Architecture.G1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6:Architecture.G1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7:Architecture.G1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8:Architecture.G1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9:Architecture.G1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0:Architecture.G2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1:Architecture.G2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2:Architecture.G2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3:Architecture.G2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4:Architecture.G2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5:Architecture.G2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6:Architecture.G2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7:Architecture.G2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8:Architecture.G2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9:Architecture.G2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0:Architecture.G3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1:Architecture.G3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2:Architecture.G3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3:Architecture.G3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4:Architecture.G3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5:Architecture.G3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6:Architecture.G3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7:Architecture.G3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8:Architecture.G3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9:Architecture.G3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0:Architecture.G4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1:Architecture.G4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2:Architecture.G4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3: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8">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0">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10">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2">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7">
            <text:p>Si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155"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15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57"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58"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159"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60"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161"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162"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163"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164"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165"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66" table:content-validation-name="val1"/>
          <table:table-cell table:style-name="ce17" table:number-columns-repeated="3"/>
          <table:table-cell table:number-columns-repeated="1014"/>
        </table:table-row>
        <table:table-row table:style-name="ro4" table:number-rows-repeated="13">
          <table:table-cell table:number-columns-repeated="3"/>
          <table:table-cell table:style-name="ce47" table:number-columns-repeated="2"/>
          <table:table-cell table:number-columns-repeated="1019"/>
        </table:table-row>
        <table:table-row table:style-name="ro4" table:number-rows-repeated="12">
          <table:table-cell table:number-columns-repeated="3"/>
          <table:table-cell table:style-name="ce47" table:number-columns-repeated="2"/>
          <table:table-cell table:style-name="ce49"/>
          <table:table-cell table:number-columns-repeated="1018"/>
        </table:table-row>
        <table:table-row table:style-name="ro4" table:number-rows-repeated="224">
          <table:table-cell table:number-columns-repeated="3"/>
          <table:table-cell table:style-name="ce47" table:number-columns-repeated="2"/>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uthentication.G47:Authentication.G4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8:Authentication.G4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9:Authentication.G4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0:Authentication.G5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1:Authentication.G5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2:Authentication.G5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3:Authentication.G5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4:Authentication.G5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5:Authentication.G5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6:Authentication.G5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7:Authentication.G5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8: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170"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17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17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17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174"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75" table:content-validation-name="val1"/>
          <table:table-cell table:style-name="ce17" table:number-columns-repeated="3"/>
          <table:table-cell table:number-columns-repeated="1014"/>
        </table:table-row>
        <table:table-row table:style-name="ro11">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17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7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17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17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18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182"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83"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18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1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8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18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188" table:content-validation-name="val1"/>
          <table:table-cell table:style-name="ce17" table:number-columns-repeated="3"/>
          <table:table-cell table:number-columns-repeated="1014"/>
        </table:table-row>
        <table:table-row table:style-name="ro6">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189" table:content-validation-name="val1"/>
          <table:table-cell table:style-name="ce17" table:number-columns-repeated="3"/>
          <table:table-cell table:number-columns-repeated="1014"/>
        </table:table-row>
        <table:table-row table:style-name="ro4" table:number-rows-repeated="249">
          <table:table-cell table:number-columns-repeated="3"/>
          <table:table-cell table:style-name="ce47" table:number-columns-repeated="2"/>
          <table:table-cell table:number-columns-repeated="1019"/>
        </table:table-row>
        <table:table-row table:style-name="ro4" table:number-rows-repeated="1048305">
          <table:table-cell table:number-columns-repeated="1024"/>
        </table:table-row>
        <table:table-row table:style-name="ro4">
          <table:table-cell table:number-columns-repeated="1024"/>
        </table:table-row>
        <calcext:conditional-formats>
          <calcext:conditional-format calcext:target-range-address="Session_Management.G2:Session_Management.G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3:Session_Management.G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4:Session_Management.G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5:Session_Management.G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6:Session_Management.G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7:Session_Management.G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8:Session_Management.G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9:Session_Management.G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0:Session_Management.G1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1:Session_Management.G1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2:Session_Management.G1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3:Session_Management.G1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4:Session_Management.G1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5:Session_Management.G1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6:Session_Management.G1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7:Session_Management.G1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8:Session_Management.G1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9:Session_Management.G1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0:Session_Management.G2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1: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190"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191"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92"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9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194"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9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9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19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98"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99" table:content-validation-name="val1"/>
          <table:table-cell table:style-name="ce17" table:number-columns-repeated="3"/>
          <table:table-cell table:number-columns-repeated="1014"/>
        </table:table-row>
        <table:table-row table:style-name="ro4" table:number-rows-repeated="21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Access_Control.G2:Access_Control.G2">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3:Access_Control.G3">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4:Access_Control.G4">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5:Access_Control.G5">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6:Access_Control.G6">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7:Access_Control.G7">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8:Access_Control.G8">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9:Access_Control.G9">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0:Access_Control.G10">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1: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Validation_Sanitization_Encod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0">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201" table:content-validation-name="val1"/>
          <table:table-cell table:style-name="ce17" table:number-columns-repeated="3"/>
          <table:table-cell table:number-columns-repeated="1014"/>
        </table:table-row>
        <table:table-row table:style-name="ro13">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202"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203"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20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205"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20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207" table:content-validation-name="val1"/>
          <table:table-cell table:style-name="ce17"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20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20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21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2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21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213" table:content-validation-name="val1"/>
          <table:table-cell table:style-name="ce17" table:number-columns-repeated="3"/>
          <table:table-cell table:number-columns-repeated="1014"/>
        </table:table-row>
        <table:table-row table:style-name="ro14">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21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215"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21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21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218"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219"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220"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22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22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22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22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22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226"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22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22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22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230"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Validation_Sanitization_Encoding.G2:Validation_Sanitization_Encoding.G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Validation_Sanitization_Encoding.G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4:Validation_Sanitization_Encoding.G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5:Validation_Sanitization_Encoding.G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6:Validation_Sanitization_Encoding.G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7:Validation_Sanitization_Encoding.G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8:Validation_Sanitization_Encoding.G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9:Validation_Sanitization_Encoding.G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0:Validation_Sanitization_Encoding.G1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1:Validation_Sanitization_Encoding.G1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2:Validation_Sanitization_Encoding.G1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3:Validation_Sanitization_Encoding.G1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4:Validation_Sanitization_Encoding.G1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5:Validation_Sanitization_Encoding.G1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6:Validation_Sanitization_Encoding.G1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7:Validation_Sanitization_Encoding.G1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8:Validation_Sanitization_Encoding.G1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9:Validation_Sanitization_Encoding.G1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0:Validation_Sanitization_Encoding.G2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1:Validation_Sanitization_Encoding.G2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2:Validation_Sanitization_Encoding.G2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3:Validation_Sanitization_Encoding.G2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4:Validation_Sanitization_Encoding.G2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5:Validation_Sanitization_Encoding.G2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6:Validation_Sanitization_Encoding.G2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7:Validation_Sanitization_Encoding.G2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8:Validation_Sanitization_Encoding.G2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9:Validation_Sanitization_Encoding.G2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0:Validation_Sanitization_Encoding.G3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1:Validation_Sanitization_Encoding.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31"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23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3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234"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35" table:content-validation-name="val1"/>
          <table:table-cell table:style-name="ce17" table:number-columns-repeated="3"/>
          <table:table-cell table:number-columns-repeated="1014"/>
        </table:table-row>
        <table:table-row table:style-name="ro7">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23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37" table:content-validation-name="val1"/>
          <table:table-cell table:style-name="ce17" table:number-columns-repeated="3"/>
          <table:table-cell table:number-columns-repeated="1014"/>
        </table:table-row>
        <table:table-row table:style-name="ro10">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3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3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24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241"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4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4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244"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245"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246"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63">
          <table:table-cell table:number-columns-repeated="1024"/>
        </table:table-row>
        <table:table-row table:style-name="ro4">
          <table:table-cell table:number-columns-repeated="1024"/>
        </table:table-row>
        <calcext:conditional-formats>
          <calcext:conditional-format calcext:target-range-address="Cryptography_at_Rest.G2:Cryptography_at_Rest.G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3:Cryptography_at_Rest.G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4:Cryptography_at_Rest.G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5:Cryptography_at_Rest.G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6:Cryptography_at_Rest.G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7:Cryptography_at_Rest.G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8:Cryptography_at_Rest.G8">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9:Cryptography_at_Rest.G9">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0:Cryptography_at_Rest.G10">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1:Cryptography_at_Rest.G11">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2:Cryptography_at_Rest.G1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3:Cryptography_at_Rest.G1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4:Cryptography_at_Rest.G1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5:Cryptography_at_Rest.G1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6:Cryptography_at_Rest.G1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7:Cryptography_at_Rest.G1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s>
      </table:table>
      <table:table table:name="Error_Handling_and_Logg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4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24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4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250"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5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252"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53"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5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5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25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257"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58"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59" table:content-validation-name="val1"/>
          <table:table-cell table:style-name="ce17" table:number-columns-repeated="3"/>
          <table:table-cell table:number-columns-repeated="1014"/>
        </table:table-row>
        <table:table-row table:style-name="ro4" table:number-rows-repeated="129">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Error_Handling_and_Logging.G2:Error_Handling_and_Logging.G2">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3:Error_Handling_and_Logging.G3">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4:Error_Handling_and_Logging.G4">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5:Error_Handling_and_Logging.G5">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6:Error_Handling_and_Logging.G6">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7:Error_Handling_and_Logging.G7">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8:Error_Handling_and_Logging.G8">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9:Error_Handling_and_Logging.G9">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0:Error_Handling_and_Logging.G10">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1:Error_Handling_and_Logging.G11">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2:Error_Handling_and_Logging.G12">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3:Error_Handling_and_Logging.G13">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 calcext:target-range-address="Error_Handling_and_Logging.G14:Error_Handling_and_Logging.G14">
            <calcext:condition calcext:apply-style-name="Sin título1" calcext:value="=&quot;Valid&quot;" calcext:base-cell-address="Cryptography_at_Rest.G2"/>
            <calcext:condition calcext:apply-style-name="Sin título2" calcext:value="=&quot;Non-valid&quot;" calcext:base-cell-address="Cryptography_at_Rest.G2"/>
            <calcext:condition calcext:apply-style-name="Sin título3" calcext:value="=&quot;Not Applicable&quot;" calcext:base-cell-address="Cryptography_at_Rest.G2"/>
          </calcext:conditional-format>
        </calcext:conditional-formats>
      </table:table>
      <table:table table:name="Data_Protec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6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6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6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63" table:content-validation-name="val1"/>
          <table:table-cell table:style-name="ce17" table:number-columns-repeated="3"/>
          <table:table-cell table:number-columns-repeated="1014"/>
        </table:table-row>
        <table:table-row table:style-name="ro7">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6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265"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6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6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26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269"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27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271"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27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27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27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27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276"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Data_Protection.G2:Data_Protection.G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3:Data_Protection.G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4:Data_Protection.G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5:Data_Protection.G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6:Data_Protection.G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7:Data_Protection.G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8:Data_Protection.G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9:Data_Protection.G9">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0:Data_Protection.G10">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1:Data_Protection.G11">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2:Data_Protection.G1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3:Data_Protection.G1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4:Data_Protection.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5:Data_Protection.G1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6:Data_Protection.G1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7:Data_Protection.G1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8: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7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7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8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backups are stored securely to prevent data from being stolen or corrupted.</text:p>
          </table:table-cell>
          <table:table-cell table:style-name="ce2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8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84"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mmunication_Security.G2:Communication_Security.G2">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3:Communication_Security.G3">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4:Communication_Security.G4">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5:Communication_Security.G5">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6:Communication_Security.G6">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7:Communication_Security.G7">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8:Communication_Security.G8">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 calcext:target-range-address="Communication_Security.G9:Communication_Security.G9">
            <calcext:condition calcext:apply-style-name="Sin título1" calcext:value="=&quot;Valid&quot;" calcext:base-cell-address="Data_Protection.G2"/>
            <calcext:condition calcext:apply-style-name="Sin título2" calcext:value="=&quot;Non-valid&quot;" calcext:base-cell-address="Data_Protection.G2"/>
            <calcext:condition calcext:apply-style-name="Sin título3" calcext:value="=&quot;Not Applicable&quot;" calcext:base-cell-address="Data_Protection.G2"/>
          </calcext:conditional-format>
        </calcext:conditional-formats>
      </table:table>
      <table:table table:name="Malicious_code"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85"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8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8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8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29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291"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9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93" table:content-validation-name="val1"/>
          <table:table-cell table:style-name="ce17" table:number-columns-repeated="3"/>
          <table:table-cell table:number-columns-repeated="1014"/>
        </table:table-row>
        <table:table-row table:style-name="ro14">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294"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Malicious_code.G2:Malicious_code.G2">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3:Malicious_code.G3">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4:Malicious_code.G4">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5:Malicious_code.G5">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6:Malicious_code.G6">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7:Malicious_code.G7">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8:Malicious_code.G8">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9:Malicious_code.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0:Malicious_code.G10">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1: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95" table:content-validation-name="val1"/>
          <table:table-cell table:style-name="ce17"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9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9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9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9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30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301" table:content-validation-name="val1"/>
          <table:table-cell table:style-name="ce17" table:number-columns-repeated="3"/>
          <table:table-cell table:number-columns-repeated="1014"/>
        </table:table-row>
        <table:table-row table:style-name="ro10">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302"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3">
          <table:table-cell table:number-columns-repeated="1024"/>
        </table:table-row>
        <table:table-row table:style-name="ro4">
          <table:table-cell table:number-columns-repeated="1024"/>
        </table:table-row>
        <calcext:conditional-formats>
          <calcext:conditional-format calcext:target-range-address="Business_Logic.G2:Business_Logic.G2">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3:Business_Logic.G3">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4:Business_Logic.G4">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5:Business_Logic.G5">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6:Business_Logic.G6">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7:Business_Logic.G7">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8:Business_Logic.G8">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 calcext:target-range-address="Business_Logic.G9:Business_Logic.G9">
            <calcext:condition calcext:apply-style-name="Sin título1" calcext:value="=&quot;Valid&quot;" calcext:base-cell-address="Malicious_code.G2"/>
            <calcext:condition calcext:apply-style-name="Sin título2" calcext:value="=&quot;Non-valid&quot;" calcext:base-cell-address="Malicious_code.G2"/>
            <calcext:condition calcext:apply-style-name="Sin título3" calcext:value="=&quot;Not Applicable&quot;" calcext:base-cell-address="Malicious_code.G2"/>
          </calcext:conditional-format>
        </calcext:conditional-formats>
      </table:table>
      <table:table table:name="Files_and_Resour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303"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30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305" table:content-validation-name="val1"/>
          <table:table-cell table:style-name="ce17" table:number-columns-repeated="3"/>
          <table:table-cell table:number-columns-repeated="1014"/>
        </table:table-row>
        <table:table-row table:style-name="ro7">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30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30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30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309"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31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3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31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31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314"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31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316" table:content-validation-name="val1"/>
          <table:table-cell table:style-name="ce17" table:number-columns-repeated="3"/>
          <table:table-cell table:number-columns-repeated="1014"/>
        </table:table-row>
        <table:table-row table:style-name="ro6">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317" table:content-validation-name="val1"/>
          <table:table-cell table:style-name="ce17" table:number-columns-repeated="3"/>
          <table:table-cell table:number-columns-repeated="1014"/>
        </table:table-row>
        <table:table-row table:style-name="ro4" table:number-rows-repeated="11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Files_and_Resources.G2:Files_and_Resources.G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3:Files_and_Resources.G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4:Files_and_Resources.G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5:Files_and_Resources.G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6:Files_and_Resources.G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7:Files_and_Resources.G7">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8:Files_and_Resources.G8">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9:Files_and_Resources.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0:Files_and_Resources.G10">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1:Files_and_Resources.G11">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2:Files_and_Resources.G1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3:Files_and_Resources.G1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4:Files_and_Resources.G1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5:Files_and_Resources.G1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6: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318"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31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32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32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322"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32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324"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32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32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327"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32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32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330"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33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332" table:content-validation-name="val1"/>
          <table:table-cell table:style-name="ce17" table:number-columns-repeated="3"/>
          <table:table-cell table:number-columns-repeated="1014"/>
        </table:table-row>
        <table:table-row table:style-name="ro4" table:number-rows-repeated="117">
          <table:table-cell table:number-columns-repeated="3"/>
          <table:table-cell table:style-name="ce47" table:number-columns-repeated="2"/>
          <table:table-cell table:number-columns-repeated="1019"/>
        </table:table-row>
        <table:table-row table:style-name="ro4" table:number-rows-repeated="1048442">
          <table:table-cell table:number-columns-repeated="1024"/>
        </table:table-row>
        <table:table-row table:style-name="ro4">
          <table:table-cell table:number-columns-repeated="1024"/>
        </table:table-row>
        <calcext:conditional-formats>
          <calcext:conditional-format calcext:target-range-address="Web_Services.G2:Web_Services.G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3:Web_Services.G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4:Web_Services.G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5:Web_Services.G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6:Web_Services.G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7:Web_Services.G7">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8:Web_Services.G8">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9:Web_Services.G9">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0:Web_Services.G10">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1:Web_Services.G11">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2:Web_Services.G1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3:Web_Services.G1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4:Web_Services.G1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5:Web_Services.G1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6: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5">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334" table:content-validation-name="val1"/>
          <table:table-cell table:style-name="ce17" table:number-columns-repeated="3"/>
          <table:table-cell table:number-columns-repeated="1014"/>
        </table:table-row>
        <table:table-row table:style-name="ro10">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33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336"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33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338" table:content-validation-name="val1"/>
          <table:table-cell table:style-name="ce17" table:number-columns-repeated="3"/>
          <table:table-cell table:number-columns-repeated="1014"/>
        </table:table-row>
        <table:table-row table:style-name="ro10">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33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340"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341"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342"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343"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344"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34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34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347"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348"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349"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350" table:content-validation-name="val1"/>
          <table:table-cell table:style-name="ce17" table:number-columns-repeated="3"/>
          <table:table-cell table:number-columns-repeated="1014"/>
        </table:table-row>
        <table:table-row table:style-name="ro9">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351"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352"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353"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354"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35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35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357"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358" table:content-validation-name="val1"/>
          <table:table-cell table:style-name="ce17" table:number-columns-repeated="3"/>
          <table:table-cell table:number-columns-repeated="1014"/>
        </table:table-row>
        <table:table-row table:style-name="ro4" table:number-rows-repeated="10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nfiguration.G2:Configuration.G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3:Configuration.G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4:Configuration.G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5:Configuration.G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6:Configuration.G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7:Configuration.G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8:Configuration.G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9:Configuration.G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0:Configuration.G1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1:Configuration.G1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2:Configuration.G1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3:Configuration.G1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4:Configuration.G1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5:Configuration.G1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6:Configuration.G1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7:Configuration.G1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8:Configuration.G1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9:Configuration.G1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0:Configuration.G2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1:Configuration.G2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2:Configuration.G2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3:Configuration.G2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4:Configuration.G2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5:Configuration.G2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6: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5:37:45.67804776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20T15:38:33.500322328</dc:date>
    <meta:editing-cycles>80</meta:editing-cycles>
    <meta:editing-duration>PT8H13M1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ooo: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